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0.795cm" style:rel-column-width="41615*"/>
    </style:style>
    <style:style style:name="Table1.B" style:family="table-column">
      <style:table-column-properties style:column-width="6.204cm" style:rel-column-width="23920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atic Tutorial</text:h>
      <text:p text:style-name="P1">by Dave Nelson &lt;<text:a xlink:type="simple" xlink:href="mailto:urbanus@240gl.org">urbanus@240gl.org</text:a>&gt;</text:p>
      <text:p text:style-name="Standard"/>
      <text:p text:style-name="Standard">This is a trivial demonstration of how Documatic can be used to render Ruport tables to OpenDocument text.</text:p>
      <text:p text:style-name="Standard"/>
      <text:p text:style-name="Standard">Here is the sample data rendered in a table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Phone Number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data.each do |record|</text:span></text:p>
          </table:table-cell>
          <table:covered-table-cell/>
        </table:table-row>
        <table:table-row>
          <table:table-cell table:style-name="Table1.A3" office:value-type="string">
            <text:p text:style-name="Table_20_Contents"><text:span text:style-name="Ruby_20_Value">record.Name</text:span></text:p>
          </table:table-cell>
          <table:table-cell table:style-name="Table1.A2" office:value-type="string">
            <text:p text:style-name="Table_20_Contents"><text:span text:style-name="Ruby_20_Value">record.Phone</text:span></text:p>
          </table:table-cell>
        </table:table-row>
        <table:table-row>
          <table:table-cell table:style-name="Table1.A2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ext:p text:style-name="Standard"/>
      <text:p text:style-name="Standard">That wasn't too hard now, was it?</text:p>
      <text:p text:style-name="Standard"/>
      <text:p text:style-name="Standard">I should mention – just for the record – that we rendered <text:span text:style-name="Ruby_20_Value">data.length</text:span> <text:span text:style-name="Ruby_20_Value">data.length == 1 ? "entry" : "entries"</text:span> in the table above (see how you can embed Ruby code anywhere in your document?).</text:p>
      <text:p text:style-name="Standard"/>
      <text:p text:style-name="Standard">We can also render Ruport data in lists, either bulleted or numbered.</text:p>
      <text:p text:style-name="Standard"/>
      <text:list text:style-name="L1">
        <text:list-item>
          <text:p text:style-name="P3"><text:span text:style-name="Ruby_20_Code">data.each do |record|</text:span></text:p>
        </text:list-item>
        <text:list-item>
          <text:p text:style-name="P3"><text:span text:style-name="Ruby_20_Value">record.Name</text:span>, phone <text:span text:style-name="Ruby_20_Value">record.Phone</text:span>.</text:p>
        </text:list-item>
        <text:list-item>
          <text:p text:style-name="P3"><text:span text:style-name="Ruby_20_Code">end</text:span></text:p>
        </text:list-item>
      </text:list>
      <text:p text:style-name="Standard"/>
      <text:p text:style-name="Standard">There are lots more things Documatic can do. <text:s/>For more information check out the wiki:</text:p>
      <text:p text:style-name="Standard"><text:a xlink:type="simple" xlink:href="http://stonecode.svnrepository.com/ruport/trac.cgi/wiki/Documatic"/></text:p>
      <text:p text:style-name="Standard"><text:a xlink:type="simple" xlink:href="http://stonecode.svnrepository.com/documatic/trac.cgi">http://stonecode.svnrepository.com/documatic/trac.cgi</text:a></text:p>
      <text:p text:style-name="Standard"/>
      <text:p text:style-name="Standard">Or ask on the mailing list:</text:p>
      <text:p text:style-name="Standard"/>
      <text:p text:style-name="Standard"><text:a xlink:type="simple" xlink:href="http://groups.google.com/group/ruby-reports">http://groups.google.com/group/ruby-reports</text:a></text:p>
      <text:p text:style-name="Standard"/>
      <text:p text:style-name="Standard">Best of luck using Documatic and Ruport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Documatic Tutorial<text:tab/><text:page-number text:select-page="current">1</text:page-number> of <text:page-count>1</text:page-count><text:tab/><text:span text:style-name="Ruby_20_Value">Time.now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vid</meta:initial-creator>
    <meta:creation-date>2007-06-15T00:05:44</meta:creation-date>
    <dc:creator>ubuntu</dc:creator>
    <dc:date>2007-06-15T10:13:13</dc:date>
    <dc:language>en-AU</dc:language>
    <meta:editing-cycles>5</meta:editing-cycles>
    <meta:editing-duration>PT13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2" meta:word-count="140" meta:character-count="895"/>
  </office:meta>
</office:document-meta>
</file>